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A00000001C38DBD1AEAB508E6.png" manifest:media-type="image/png"/>
  <manifest:file-entry manifest:full-path="Pictures/100002010000024A00000001A7CBEAE52FC69E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00%">
        <style:tab-stops>
          <style:tab-stop style:position="2.184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" style:family="paragraph" style:parent-style-name="Standard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7" style:family="paragraph" style:parent-style-name="Standard">
      <style:paragraph-properties fo:line-height="100%"/>
      <style:text-properties style:font-name="Georgia"/>
    </style:style>
    <style:style style:name="P8" style:family="paragraph" style:parent-style-name="Standard">
      <style:paragraph-properties fo:line-height="100%">
        <style:tab-stops>
          <style:tab-stop style:position="2.011cm"/>
        </style:tab-stops>
      </style:paragraph-properties>
      <style:text-properties style:font-name="Georgia" fo:font-weight="bold" style:font-weight-asian="bold" style:font-weight-complex="bold"/>
    </style:style>
    <style:style style:name="P9" style:family="paragraph" style:parent-style-name="Standard">
      <style:paragraph-properties fo:line-height="100%"/>
      <style:text-properties fo:color="#999999" style:font-name="Georgia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fo:line-height="100%"/>
      <style:text-properties fo:color="#999999" style:font-name="Georgia" fo:font-size="9pt" fo:font-weight="normal" style:font-name-asian="Calibri" style:font-size-asian="9pt" style:font-weight-asian="normal" style:font-name-complex="Calibri" style:font-size-complex="10pt" style:font-weight-complex="normal"/>
    </style:style>
    <style:style style:name="P11" style:family="paragraph" style:parent-style-name="Standard">
      <style:paragraph-properties fo:line-height="100%"/>
      <style:text-properties fo:color="#666666" style:font-name="Georgia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P12" style:family="paragraph" style:parent-style-name="Standard">
      <style:paragraph-properties fo:line-height="100%"/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4" style:family="paragraph" style:parent-style-name="Standard" style:master-page-name="">
      <loext:graphic-properties draw:fill="solid" draw:fill-color="#dddddd" draw:opacity="100%"/>
      <style:paragraph-properties fo:margin-left="2.831cm" fo:margin-right="0cm" fo:line-height="100%" fo:text-indent="-2.858cm" style:auto-text-indent="false" style:page-number="auto" fo:background-color="#dddddd">
        <style:tab-stops>
          <style:tab-stop style:position="4.26cm"/>
        </style:tab-stops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5" style:family="paragraph" style:parent-style-name="Standard">
      <loext:graphic-properties draw:fill="solid" draw:fill-color="#dddddd" draw:opacity="100%"/>
      <style:paragraph-properties fo:margin-left="0cm" fo:margin-right="0cm" fo:line-height="100%" fo:text-indent="0cm" style:auto-text-indent="false" fo:background-color="#dddddd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6" style:family="paragraph" style:parent-style-name="Standard">
      <loext:graphic-properties draw:fill="solid" draw:fill-color="#dddddd" draw:opacity="100%"/>
      <style:paragraph-properties fo:margin-left="0cm" fo:margin-right="0cm" fo:line-height="100%" fo:text-indent="0cm" style:auto-text-indent="false" fo:background-color="#dddddd">
        <style:tab-stops>
          <style:tab-stop style:position="3.678cm"/>
        </style:tab-stops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7" style:family="paragraph" style:parent-style-name="Standard">
      <loext:graphic-properties draw:fill="solid" draw:fill-color="#dddddd" draw:opacity="100%"/>
      <style:paragraph-properties fo:margin-left="0cm" fo:margin-right="0cm" fo:line-height="100%" fo:text-indent="0cm" style:auto-text-indent="false" fo:background-color="#dddddd"/>
      <style:text-properties style:font-name="Georgia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2.858cm"/>
        </style:tab-stops>
      </style:paragraph-properties>
      <style:text-properties style:font-name="Georgia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style:font-name="Georgia" officeooo:paragraph-rsid="000ef0aa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1" style:family="paragraph" style:parent-style-name="Standard">
      <loext:graphic-properties draw:fill="solid" draw:fill-color="#dddddd" draw:opacity="100%"/>
      <style:paragraph-properties fo:margin-left="2.858cm" fo:margin-right="0cm" fo:line-height="100%" fo:text-indent="-2.858cm" style:auto-text-indent="false" fo:background-color="#dddddd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2" style:family="paragraph" style:parent-style-name="Standard">
      <style:paragraph-properties fo:margin-left="2.858cm" fo:margin-right="0cm" fo:line-height="100%" fo:text-indent="-2.858cm" style:auto-text-indent="false"/>
      <style:text-properties style:font-name="Georgia"/>
    </style:style>
    <style:style style:name="P23" style:family="paragraph" style:parent-style-name="Standard">
      <loext:graphic-properties draw:fill="solid" draw:fill-color="#dddddd" draw:opacity="100%"/>
      <style:paragraph-properties fo:margin-left="2.858cm" fo:margin-right="0cm" fo:line-height="100%" fo:text-indent="-2.858cm" style:auto-text-indent="false" fo:background-color="#dddddd"/>
      <style:text-properties style:font-name="Georgia"/>
    </style:style>
    <style:style style:name="P24" style:family="paragraph" style:parent-style-name="Standard">
      <style:paragraph-properties fo:margin-left="2.858cm" fo:margin-right="0cm" fo:line-height="100%" fo:text-align="center" style:justify-single-word="false" fo:text-indent="-2.858cm" style:auto-text-indent="false"/>
      <style:text-properties style:font-name="Georgia"/>
    </style:style>
    <style:style style:name="P25" style:family="paragraph" style:parent-style-name="Standard">
      <style:paragraph-properties fo:margin-left="2.858cm" fo:margin-right="0cm" fo:line-height="100%" fo:text-indent="-2.858cm" style:auto-text-indent="false"/>
      <style:text-properties style:font-name="Georgia" officeooo:paragraph-rsid="000ef0aa"/>
    </style:style>
    <style:style style:name="P26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7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8" style:family="paragraph" style:parent-style-name="Standard">
      <style:paragraph-properties fo:margin-left="2.858cm" fo:margin-right="0cm" fo:line-height="100%" fo:text-align="start" style:justify-single-word="false" fo:text-indent="-2.858cm" style:auto-text-indent="false">
        <style:tab-stops>
          <style:tab-stop style:position="1.455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9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3.507cm"/>
        </style:tab-stops>
      </style:paragraph-properties>
      <style:text-properties fo:color="#444444" style:font-name="Georgia" fo:font-size="12pt" fo:font-weight="normal" officeooo:paragraph-rsid="000ef0aa" style:font-name-asian="Calibri" style:font-size-asian="12pt" style:font-weight-asian="normal" style:font-name-complex="Calibri" style:font-size-complex="12pt" style:font-weight-complex="normal"/>
    </style:style>
    <style:style style:name="P30" style:family="paragraph" style:parent-style-name="Standard" style:master-page-name="">
      <style:paragraph-properties fo:margin-left="2.858cm" fo:margin-right="0cm" fo:line-height="100%" fo:text-align="start" style:justify-single-word="false" fo:text-indent="-2.858cm" style:auto-text-indent="false" style:page-number="auto" fo:break-before="auto" fo:break-after="auto">
        <style:tab-stops>
          <style:tab-stop style:position="1.455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1" style:family="paragraph" style:parent-style-name="Standard" style:master-page-name="">
      <style:paragraph-properties fo:margin-left="2.858cm" fo:margin-right="0cm" fo:line-height="100%" fo:text-align="center" style:justify-single-word="false" fo:text-indent="-2.858cm" style:auto-text-indent="false" style:page-number="auto" fo:break-before="auto" fo:break-after="auto"/>
      <style:text-properties style:font-name="Georgia" officeooo:paragraph-rsid="000ef0aa"/>
    </style:style>
    <style:style style:name="P32" style:family="paragraph" style:parent-style-name="Standard" style:master-page-name="">
      <style:paragraph-properties fo:margin-left="-0.50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reak-before="auto" fo:break-after="auto" style:writing-mode="lr-tb">
        <style:tab-stops>
          <style:tab-stop style:position="2.858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3" style:family="paragraph" style:parent-style-name="Standard" style:master-page-name="">
      <style:paragraph-properties fo:margin-left="1.429cm" fo:margin-right="0cm" fo:margin-top="0cm" fo:margin-bottom="0cm" loext:contextual-spacing="false" fo:line-height="100%" fo:text-align="start" style:justify-single-word="false" fo:orphans="2" fo:widows="2" fo:text-indent="-2.858cm" style:auto-text-indent="false" style:page-number="auto" fo:break-before="auto" fo:break-after="auto" style:writing-mode="lr-tb">
        <style:tab-stops>
          <style:tab-stop style:position="4.26cm"/>
        </style:tab-stops>
      </style:paragraph-properties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4" style:family="paragraph" style:parent-style-name="Standard">
      <style:paragraph-properties fo:margin-left="1.455cm" fo:margin-right="0cm" fo:margin-top="0cm" fo:margin-bottom="0cm" loext:contextual-spacing="false" fo:line-height="100%" fo:text-align="start" style:justify-single-word="false" fo:orphans="2" fo:widows="2" fo:text-indent="-2.54cm" style:auto-text-indent="false" style:writing-mode="lr-tb">
        <style:tab-stops/>
      </style:paragraph-properties>
      <style:text-properties fo:color="#666666" style:font-name="Georgia" fo:font-size="12pt" style:font-name-asian="Calibri" style:font-size-asian="12pt" style:font-name-complex="Calibri" style:font-size-complex="12pt"/>
    </style:style>
    <style:style style:name="P35" style:family="paragraph" style:parent-style-name="Standard" style:master-page-name="">
      <style:paragraph-properties fo:margin-left="1.455cm" fo:margin-right="0cm" fo:margin-top="0cm" fo:margin-bottom="0cm" loext:contextual-spacing="false" fo:line-height="100%" fo:text-align="start" style:justify-single-word="false" fo:orphans="2" fo:widows="2" fo:text-indent="-2.858cm" style:auto-text-indent="false" style:page-number="auto" fo:break-before="auto" fo:break-after="auto" style:writing-mode="lr-tb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6" style:family="paragraph" style:parent-style-name="Standard">
      <style:paragraph-properties fo:margin-left="1.455cm" fo:margin-right="0cm" fo:margin-top="0cm" fo:margin-bottom="0cm" loext:contextual-spacing="false" fo:line-height="100%" fo:text-align="start" style:justify-single-word="false" fo:orphans="2" fo:widows="2" fo:text-indent="-2.858cm" style:auto-text-indent="false" style:writing-mode="lr-tb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style:page-number="auto" fo:break-before="auto" fo:break-after="auto" fo:background-color="transparent" style:writing-mode="lr-tb">
        <style:tab-stops>
          <style:tab-stop style:position="4.26cm"/>
        </style:tab-stops>
      </style:paragraph-properties>
      <style:text-properties style:font-name="Georgia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style:page-number="auto" fo:break-before="auto" fo:break-after="auto" fo:background-color="transparent" style:writing-mode="lr-tb"/>
      <style:text-properties style:font-name="Georgia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style:page-number="auto" fo:break-before="auto" fo:break-after="auto" fo:background-color="transparent" style:writing-mode="lr-tb">
        <style:tab-stops>
          <style:tab-stop style:position="1.455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9cm" style:auto-text-indent="false" fo:break-before="auto" fo:break-after="auto" fo:background-color="transparent" style:writing-mode="lr-tb"/>
      <style:text-properties style:font-name="Georgia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style:font-name="Georgia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style:font-name="Georgia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fo:color="#444444" style:font-name="Georgia" fo:font-size="12pt" style:font-name-asian="Calibri" style:font-size-asian="12pt" style:font-name-complex="Calibri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fo:color="#666666" style:font-name="Georgia" fo:font-size="12pt" style:font-name-asian="Calibri" style:font-size-asian="12pt" style:font-name-complex="Calibri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style:font-name="Georgia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499cm" style:auto-text-indent="false" fo:break-before="auto" fo:break-after="auto" fo:background-color="transparent" style:writing-mode="lr-tb">
        <style:tab-stops/>
      </style:paragraph-properties>
      <style:text-properties style:font-name="Georgia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0c659c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0ef0aa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10d739"/>
    </style:style>
    <style:style style:name="P5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fo:color="#444444" style:font-name="Georgia" fo:font-size="12pt" fo:font-weight="normal" officeooo:paragraph-rsid="000ef0aa" style:font-name-asian="Calibri" style:font-size-asian="12pt" style:font-weight-asian="normal" style:font-name-complex="Calibri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fo:color="#444444" style:font-name="Georgia" fo:font-size="12pt" fo:font-weight="normal" officeooo:paragraph-rsid="000ef0aa" style:font-name-asian="Calibri" style:font-size-asian="12pt" style:font-weight-asian="normal" style:font-name-complex="Calibri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fo:color="#444444" style:font-name="Georgia" fo:font-size="12pt" fo:font-weight="normal" officeooo:paragraph-rsid="0010d739" style:font-name-asian="Calibri" style:font-size-asian="12pt" style:font-weight-asian="normal" style:font-name-complex="Calibri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style:font-name="Georgia" officeooo:paragraph-rsid="0010d739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officeooo:paragraph-rsid="0011cf56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-2.799cm" style:auto-text-indent="false" fo:background-color="transparent" style:writing-mode="lr-tb"/>
      <style:text-properties officeooo:paragraph-rsid="0010d739"/>
    </style:style>
    <style:style style:name="P58" style:family="paragraph" style:parent-style-name="Standard">
      <style:paragraph-properties fo:margin-left="0.026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Georgia" officeooo:paragraph-rsid="000ef0aa"/>
    </style:style>
    <style:style style:name="P59" style:family="paragraph" style:parent-style-name="Standard" style:master-page-name="Standard">
      <style:paragraph-properties fo:line-height="100%" style:page-number="auto">
        <style:tab-stops>
          <style:tab-stop style:position="2.858cm"/>
        </style:tab-stops>
      </style:paragraph-properties>
      <style:text-properties fo:color="#3d85c6" style:font-name="Georgia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P60" style:family="paragraph" style:parent-style-name="Standard" style:list-style-name="L2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1" style:family="paragraph" style:parent-style-name="Standard" style:list-style-name="L3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2" style:family="paragraph" style:parent-style-name="Standard" style:list-style-name="L3">
      <style:paragraph-properties fo:line-height="100%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officeooo:paragraph-rsid="0010d739" style:font-name-asian="Calibri" style:font-size-asian="12pt" style:font-weight-asian="normal" style:font-name-complex="Calibri" style:font-size-complex="12pt" style:font-weight-complex="normal"/>
    </style:style>
    <style:style style:name="P63" style:family="paragraph" style:parent-style-name="Standard" style:list-style-name="L4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4" style:family="paragraph" style:parent-style-name="Standard" style:list-style-name="L5">
      <style:paragraph-properties fo:line-height="100%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5" style:family="paragraph" style:parent-style-name="Standard" style:list-style-name="L2">
      <style:paragraph-properties fo:line-height="100%"/>
      <style:text-properties style:font-name="Georgia" officeooo:rsid="000ef0aa" officeooo:paragraph-rsid="000ef0aa"/>
    </style:style>
    <style:style style:name="P66" style:family="paragraph" style:parent-style-name="Standard" style:list-style-name="L2">
      <style:paragraph-properties fo:line-height="100%"/>
      <style:text-properties style:font-name="Georgia"/>
    </style:style>
    <style:style style:name="P67" style:family="paragraph" style:parent-style-name="Standard" style:list-style-name="L2">
      <style:paragraph-properties fo:line-height="100%"/>
      <style:text-properties style:font-name="Georgia" officeooo:paragraph-rsid="000ef0aa"/>
    </style:style>
    <style:style style:name="P68" style:family="paragraph" style:parent-style-name="Standard" style:list-style-name="L1" style:master-page-name="">
      <style:paragraph-properties fo:margin-top="0cm" fo:margin-bottom="0cm" loext:contextual-spacing="false" fo:line-height="100%" fo:text-align="start" style:justify-single-word="false" fo:orphans="2" fo:widows="2" style:page-number="auto" fo:break-before="auto" fo:break-after="auto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9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cm" loext:contextual-spacing="false" fo:line-height="100%" fo:text-align="start" style:justify-single-word="false" fo:orphans="2" fo:widows="2" fo:text-indent="-0.6cm" style:auto-text-indent="false" style:page-number="auto" fo:break-before="auto" fo:break-after="auto" fo:background-color="transparent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officeooo:paragraph-rsid="000c659c" style:font-name-asian="Calibri" style:font-size-asian="12pt" style:font-weight-asian="normal" style:font-name-complex="Calibri" style:font-size-complex="12pt" style:font-weight-complex="normal"/>
    </style:style>
    <style:style style:name="P70" style:family="paragraph" style:parent-style-name="Standard" style:list-style-name="L1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-1.3cm" style:auto-text-indent="false" style:page-number="auto" fo:break-before="auto" fo:break-after="auto" fo:background-color="transparent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71" style:family="paragraph" style:parent-style-name="Standard" style:master-page-name="">
      <style:paragraph-properties fo:margin-left="0.026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reak-before="auto" fo:break-after="auto" style:writing-mode="lr-tb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72" style:family="paragraph" style:parent-style-name="Standard">
      <style:paragraph-properties fo:margin-left="0.026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" style:family="text">
      <style:text-properties fo:color="#444444" fo:font-size="12pt" style:font-name-asian="Calibri" style:font-size-asian="12pt" style:font-name-complex="Calibri" style:font-size-complex="12pt"/>
    </style:style>
    <style:style style:name="T2" style:family="text">
      <style:text-properties fo:color="#444444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444444" fo:font-size="12pt" fo:font-weight="bold" officeooo:rsid="000ef0aa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444444" fo:font-size="12pt" fo:font-weight="bold" officeooo:rsid="0010d739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444444" fo:font-size="12pt" fo:font-weight="bold" officeooo:rsid="0014cb84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fo:color="#444444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fo:color="#444444" fo:font-size="12pt" fo:font-weight="normal" officeooo:rsid="000c659c" style:font-name-asian="Calibri" style:font-size-asian="12pt" style:font-weight-asian="normal" style:font-name-complex="Calibri" style:font-size-complex="12pt" style:font-weight-complex="normal"/>
    </style:style>
    <style:style style:name="T8" style:family="text">
      <style:text-properties fo:color="#444444" fo:font-size="12pt" fo:font-weight="normal" officeooo:rsid="000ef0aa" style:font-name-asian="Calibri" style:font-size-asian="12pt" style:font-weight-asian="normal" style:font-name-complex="Calibri" style:font-size-complex="12pt" style:font-weight-complex="normal"/>
    </style:style>
    <style:style style:name="T9" style:family="text">
      <style:text-properties fo:color="#444444" fo:font-size="12pt" fo:font-weight="normal" officeooo:rsid="0010d739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fo:color="#444444" fo:font-size="12pt" fo:font-weight="normal" officeooo:rsid="0011cf56" style:font-name-asian="Calibri" style:font-size-asian="12pt" style:font-weight-asian="normal" style:font-name-complex="Calibri" style:font-size-complex="12pt" style:font-weight-complex="normal"/>
    </style:style>
    <style:style style:name="T11" style:family="text">
      <style:text-properties fo:color="#444444" fo:font-size="12pt" fo:font-weight="normal" officeooo:rsid="0014cb84" style:font-name-asian="Calibri" style:font-size-asian="12pt" style:font-weight-asian="normal" style:font-name-complex="Calibri" style:font-size-complex="12pt" style:font-weight-complex="normal"/>
    </style:style>
    <style:style style:name="T12" style:family="text"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3" style:family="text">
      <style:text-properties fo:color="#3d85c6" fo:font-size="12pt" style:font-name-asian="Calibri" style:font-size-asian="12pt" style:font-name-complex="Calibri" style:font-size-complex="12pt"/>
    </style:style>
    <style:style style:name="T14" style:family="text">
      <style:text-properties fo:color="#3d85c6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5" style:family="text">
      <style:text-properties fo:color="#3d85c6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6" style:family="text">
      <style:text-properties fo:color="#999999" fo:font-size="10pt" style:font-name-asian="Calibri" style:font-size-asian="10pt" style:font-name-complex="Calibri" style:font-size-complex="10pt"/>
    </style:style>
    <style:style style:name="T17" style:family="text">
      <style:text-properties fo:color="#999999" style:font-name="Georgia" fo:font-size="10pt" style:font-name-asian="Calibri" style:font-size-asian="10pt" style:font-name-complex="Calibri" style:font-size-complex="10pt"/>
    </style:style>
    <style:style style:name="T18" style:family="text">
      <style:text-properties fo:color="#6fa8dc" fo:font-size="10pt" style:font-name-asian="Calibri" style:font-size-asian="10pt" style:font-name-complex="Calibri" style:font-size-complex="10pt"/>
    </style:style>
    <style:style style:name="T19" style:family="text">
      <style:text-properties fo:color="#6fa8dc" style:font-name="Georgia" fo:font-size="10pt" style:font-name-asian="Calibri" style:font-size-asian="10pt" style:font-name-complex="Calibri" style:font-size-complex="10pt"/>
    </style:style>
    <style:style style:name="T20" style:family="text">
      <style:text-properties fo:color="#666666" style:text-position="super 58%" fo:font-size="12pt" style:font-name-asian="Calibri" style:font-size-asian="12pt" style:font-name-complex="Calibri" style:font-size-complex="12pt"/>
    </style:style>
    <style:style style:name="T21" style:family="text">
      <style:text-properties fo:color="#666666" fo:font-size="12pt" style:font-name-asian="Calibri" style:font-size-asian="12pt" style:font-name-complex="Calibri" style:font-size-complex="12pt"/>
    </style:style>
    <style:style style:name="T22" style:family="text">
      <style:text-properties fo:color="#666666" style:font-name="Georgia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23" style:family="text">
      <style:text-properties fo:color="#666666" style:font-name="Georgia" fo:font-size="10pt" style:font-name-asian="Calibri" style:font-size-asian="10pt" style:font-name-complex="Calibri" style:font-size-complex="1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position="super 58%"/>
    </style:style>
    <style:style style:name="T26" style:family="text">
      <style:text-properties officeooo:rsid="000ef0aa"/>
    </style:style>
    <style:style style:name="T27" style:family="text">
      <style:text-properties officeooo:rsid="0010d739"/>
    </style:style>
    <style:style style:name="T28" style:family="text">
      <style:text-properties officeooo:rsid="0011cf56"/>
    </style:style>
    <style:style style:name="T29" style:family="text">
      <style:text-properties fo:color="#004586" style:font-name="Georgia"/>
    </style:style>
    <style:style style:name="T30" style:family="text">
      <style:text-properties fo:color="#004586" style:font-name="Georgia" fo:font-size="12pt" style:text-underline-style="solid" style:text-underline-width="auto" style:text-underline-color="font-color" fo:font-weight="bold" officeooo:rsid="0011cf56" style:font-name-asian="Calibri" style:font-size-asian="12pt" style:font-weight-asian="bold" style:font-name-complex="Calibri" style:font-size-complex="12pt" style:font-weight-complex="bold"/>
    </style:style>
    <style:style style:name="T31" style:family="text">
      <style:text-properties fo:color="#004586" style:font-name="Georgia" fo:font-size="12pt" fo:font-weight="bold" officeooo:rsid="0011cf56" style:font-name-asian="Calibri" style:font-size-asian="12pt" style:font-weight-asian="bold" style:font-name-complex="Calibri" style:font-size-complex="12pt" style:font-weight-complex="bold"/>
    </style:style>
    <style:style style:name="T32" style:family="text">
      <style:text-properties fo:color="#004586" style:font-name="Georgia" fo:font-size="10pt" style:text-underline-style="none" fo:font-weight="normal" officeooo:rsid="0011cf56" style:font-name-asian="Calibri" style:font-size-asian="10pt" style:font-weight-asian="normal" style:font-name-complex="Calibri" style:font-size-complex="10pt" style:font-weight-complex="normal"/>
    </style:style>
    <style:style style:name="T33" style:family="text">
      <style:text-properties fo:color="#004586" style:font-name="Georgia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34" style:family="text">
      <style:text-properties fo:color="#004586" style:font-name="Georgia" fo:font-size="10pt" style:text-underline-style="solid" style:text-underline-width="auto" style:text-underline-color="font-color" fo:font-weight="bold" officeooo:rsid="0011cf56" style:font-name-asian="Calibri" style:font-size-asian="10pt" style:font-weight-asian="bold" style:font-name-complex="Calibri" style:font-size-complex="10pt" style:font-weight-complex="bold"/>
    </style:style>
    <style:style style:name="T35" style:family="text">
      <style:text-properties fo:color="#004586"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Abhay Maniyar</text:p>
      <text:p text:style-name="P7"><text:span text:style-name="T16">3, Labour Colony</text:span><text:span text:style-name="T18"> • </text:span><text:span text:style-name="T16">Dewas, Madhya Pradesh, India </text:span><text:span text:style-name="T18">• </text:span><text:span text:style-name="T16">455001</text:span><text:span text:style-name="T18"> </text:span></text:p>
      <text:p text:style-name="P1"><text:span text:style-name="T22">CELL:</text:span><text:span text:style-name="T19"> </text:span><text:span text:style-name="T17">(+91) 9806902834 </text:span><text:span text:style-name="T19">•</text:span><text:span text:style-name="T17"> </text:span><text:span text:style-name="T22">E-MAIL:</text:span><text:span text:style-name="T17"> </text:span><text:a xlink:type="simple" xlink:href="mailto:abhaymaniyar@live.in" text:style-name="Internet_20_link" text:visited-style-name="Visited_20_Internet_20_Link"><text:span text:style-name="T32">abhaymaniyar@live.in</text:span></text:a></text:p>
      <text:p text:style-name="P9"/>
      <text:p text:style-name="P2"><text:span text:style-name="T23">LinkedIn: </text:span><text:a xlink:type="simple" xlink:href="https://www.linkedin.com/in/abhay-maniyar-41148876/" text:style-name="Internet_20_link" text:visited-style-name="Visited_20_Internet_20_Link"><text:span text:style-name="T29">https://www.linkedin.com/in/abhay-maniyar-41148876/</text:span></text:a><text:span text:style-name="T33"> </text:span></text:p>
      <text:p text:style-name="P1"><text:span text:style-name="T22">Website: <text:s text:c="2"/></text:span><text:a xlink:type="simple" xlink:href="http://abhaymaniyar.me/" text:style-name="Internet_20_link" text:visited-style-name="Visited_20_Internet_20_Link"><text:span text:style-name="T34">http://abhaymaniyar.me/</text:span></text:a></text:p>
      <text:p text:style-name="P2"><text:span text:style-name="T23">Blog: <text:s text:c="7"/></text:span><text:a xlink:type="simple" xlink:href="https://iknowthatblog.wordpress.com/" text:style-name="Internet_20_link" text:visited-style-name="Visited_20_Internet_20_Link"><text:span text:style-name="T29">https://iknowthatblog.wordpress.com/</text:span></text:a><text:span text:style-name="T33"> </text:span></text:p>
      <text:p text:style-name="P3"><text:span text:style-name="T23">GitHub: <text:s text:c="3"/></text:span><text:a xlink:type="simple" xlink:href="https://github.com/abhaymaniyar" text:style-name="Internet_20_link" text:visited-style-name="Visited_20_Internet_20_Link"><text:span text:style-name="T29">https://github.com/abhaymaniyar</text:span></text:a></text:p>
      <text:p text:style-name="P8"/>
      <text:p text:style-name="P11"/>
      <text:p text:style-name="P21">Career Objective</text:p>
      <text:p text:style-name="P11"><text:tab/></text:p>
      <text:p text:style-name="P13">“Grow with an Organization which offers challenges &amp; opportunities, <text:tab/> <text:s/>ensures all-round excellence and be known for an indelible performance Matrix.”</text:p>
      <text:p text:style-name="P12"/>
      <text:p text:style-name="P9"/>
      <text:p text:style-name="P14">Educational Profile</text:p>
      <text:p text:style-name="P33"><text:tab/></text:p>
      <text:p text:style-name="P37"><text:span text:style-name="T14"><text:tab/></text:span><text:span text:style-name="T2">Bachelor of Engineering</text:span></text:p>
      <text:p text:style-name="P41"><text:span text:style-name="T1"><text:tab/></text:span><text:span text:style-name="T21">Shri Vaishnav Institute of Technology and Science, Indore.</text:span></text:p>
      <text:p text:style-name="P46"><text:span text:style-name="T21"><text:tab/>Computer Science &amp; Engineering(6</text:span><text:span text:style-name="T20">th</text:span><text:span text:style-name="T21"> semester) </text:span></text:p>
      <text:p text:style-name="P45"><text:tab/>CGPA 6.8<text:span text:style-name="T26">6</text:span> (scale of 10)</text:p>
      <text:p text:style-name="P26"><text:tab/></text:p>
      <text:p text:style-name="P39"><text:tab/>Higher Secondary School</text:p>
      <text:p text:style-name="P43"><text:tab/>State Board</text:p>
      <text:p text:style-name="P47"><text:span text:style-name="T1"><text:tab/></text:span><text:span text:style-name="T21">Padmaja Higher Secondary School, Dewas</text:span></text:p>
      <text:p text:style-name="P47"><text:span text:style-name="T1"><text:tab/></text:span><text:span text:style-name="T21">88.2%</text:span></text:p>
      <text:p text:style-name="P18"/>
      <text:p text:style-name="P30">High School</text:p>
      <text:p text:style-name="P28">State Board</text:p>
      <text:p text:style-name="P42"><text:span text:style-name="T1"><text:tab/></text:span><text:span text:style-name="T21">Padmaja Higher Secondary School, Dewas</text:span></text:p>
      <text:p text:style-name="P44"><text:tab/>89%</text:p>
      <text:p text:style-name="P34"/>
      <text:p text:style-name="P32"><text:tab/></text:p>
      <text:p text:style-name="P16">Achievements</text:p>
      <text:list xml:id="list5117342241177642713" text:style-name="L1">
        <text:list-header>
          <text:p text:style-name="P68"/>
        </text:list-header>
        <text:list-item>
          <text:p text:style-name="P69">Awarded Scholarship for academic excellence at Higher Secondary <text:tab/>level by State Government.</text:p>
        </text:list-item>
        <text:list-item>
          <text:p text:style-name="P70">Awarded by CH Edgemakers for being 3<text:span text:style-name="T25">rd</text:span> in a Mock Campus Placement drive.</text:p>
        </text:list-item>
      </text:list>
      <text:p text:style-name="P20"/>
      <text:p text:style-name="P20"/>
      <text:p text:style-name="P20"/>
      <text:p text:style-name="P20"/>
      <text:p text:style-name="P20"/>
      <text:p text:style-name="P21"><text:soft-page-break/>Skills</text:p>
      <text:p text:style-name="P35"><text:tab/></text:p>
      <text:p text:style-name="P38"><text:span text:style-name="T14"><text:tab/></text:span><text:span text:style-name="T2">Environment: <text:tab/><text:tab/><text:tab/></text:span><text:span text:style-name="T6">Android Studio, </text:span><text:span text:style-name="T8">IntelliJ</text:span><text:span text:style-name="T6"> IDE</text:span></text:p>
      <text:p text:style-name="P38"><text:span text:style-name="T6"><text:tab/></text:span><text:span text:style-name="T2">Programming Languages: <text:tab/></text:span><text:span text:style-name="T6">Java, C</text:span></text:p>
      <text:p text:style-name="P38"><text:span text:style-name="T6"><text:tab/></text:span><text:span text:style-name="T2">Web Technologies: <text:tab/><text:tab/></text:span><text:span text:style-name="T6">HTML, CSS, BootStrap, Semantics</text:span></text:p>
      <text:p text:style-name="P40"><text:span text:style-name="T6"><text:tab/></text:span><text:span text:style-name="T2">Operating Systems: <text:tab/><text:tab/></text:span><text:span text:style-name="T6">Linux(Ubuntu), Windows</text:span></text:p>
      <text:p text:style-name="P40"><text:span text:style-name="T6"><text:tab/></text:span><text:span text:style-name="T2">Scripting Languages: <text:tab/></text:span><text:span text:style-name="T6">PHP, JavaScript</text:span></text:p>
      <text:p text:style-name="P40"><text:span text:style-name="T6"><text:tab/></text:span><text:span text:style-name="T2">Version Control: <text:tab/><text:tab/></text:span><text:span text:style-name="T6">Git, GitHub, GitLab</text:span></text:p>
      <text:p text:style-name="P40"><text:span text:style-name="T6"><text:tab/></text:span><text:span text:style-name="T2">Database: <text:tab/><text:tab/><text:tab/><text:tab/></text:span><text:span text:style-name="T6">MySQL</text:span></text:p>
      <text:p text:style-name="P36"/>
      <text:p text:style-name="P36"/>
      <text:p text:style-name="P15">Experience</text:p>
      <text:p text:style-name="P71"><text:tab/></text:p>
      <text:p text:style-name="P51"><text:span text:style-name="T2"><text:tab/>Organisation: </text:span><text:span text:style-name="T9">Blood </text:span><text:span text:style-name="T11">Donors United</text:span></text:p>
      <text:p text:style-name="P55"><text:span text:style-name="T2"><text:tab/>Technology: <text:s text:c="3"/></text:span><text:span text:style-name="T6">Android</text:span></text:p>
      <text:p text:style-name="P51"><text:span text:style-name="T6"><text:tab/></text:span><text:span text:style-name="T2">Role: <text:tab/> <text:s text:c="5"/></text:span><text:span text:style-name="T9">Application Developer</text:span></text:p>
      <text:p text:style-name="P51"><text:span text:style-name="T6"><text:tab/></text:span><text:span text:style-name="T2">Work brief: <text:s text:c="4"/></text:span><text:span text:style-name="T9">Developed </text:span><text:span text:style-name="T10">open source </text:span><text:span text:style-name="T4">Blood </text:span><text:span text:style-name="T5">Donors United</text:span><text:span text:style-name="T9"> android app <text:tab/><text:tab/> <text:s text:c="6"/>for people to search blood donors and register as a donor.</text:span></text:p>
      <text:p text:style-name="P57"><text:span text:style-name="T12"><text:tab/>Link: <text:tab/> <text:s text:c="5"/></text:span><text:a xlink:type="simple" xlink:href="https://github.com/abhaymaniyar/Blood-Donation-App" text:style-name="Internet_20_link" text:visited-style-name="Visited_20_Internet_20_Link"><text:span text:style-name="T31">https://github.com/abhaymaniyar/Blood-Donation-App</text:span></text:a></text:p>
      <text:p text:style-name="P54"/>
      <text:p text:style-name="P55"><text:span text:style-name="T6"><text:tab/> <text:s text:c="3"/></text:span><text:span text:style-name="T6"><draw:frame draw:style-name="fr1" draw:name="Image2" text:anchor-type="as-char" svg:width="15.505cm" svg:height="0.053cm" draw:z-index="2"><draw:image xlink:href="Pictures/100002010000024A00000001A7CBEAE52FC69EC0.png" xlink:type="simple" xlink:show="embed" xlink:actuate="onLoad"/></draw:frame></text:span></text:p>
      <text:p text:style-name="P19"><text:span text:style-name="T2">Organisation: </text:span><text:span text:style-name="T8">DuckDuckGo</text:span><text:span text:style-name="T6"> (an open source </text:span><text:span text:style-name="T8">internet browser </text:span><text:span text:style-name="T6">application)</text:span></text:p>
      <text:p text:style-name="P50"><text:span text:style-name="T2"><text:tab/>Technology: <text:s text:c="3"/></text:span><text:span text:style-name="T6">Android</text:span></text:p>
      <text:p text:style-name="P50"><text:span text:style-name="T6"><text:tab/></text:span><text:span text:style-name="T2">Role: <text:tab/> <text:s text:c="5"/></text:span><text:span text:style-name="T8">DuckDuckGo</text:span><text:span text:style-name="T6"> Android app contributor</text:span></text:p>
      <text:p text:style-name="P50"><text:span text:style-name="T6"><text:tab/></text:span><text:span text:style-name="T2">Work brief: <text:s text:c="4"/></text:span><text:span text:style-name="T6">Working as a contributor to the open-source </text:span><text:span text:style-name="T8">DuckDuckGo <text:tab/><text:tab/><text:tab/>internet browser android </text:span><text:span text:style-name="T6">app.</text:span></text:p>
      <text:p text:style-name="P56"><text:span text:style-name="T12"><text:tab/>Link: <text:tab/> <text:s text:c="5"/></text:span><text:a xlink:type="simple" xlink:href="https://github.com/duckduckgo/Android" text:style-name="Internet_20_link" text:visited-style-name="Visited_20_Internet_20_Link"><text:span text:style-name="T30">https://github.com/duckduckgo/Android</text:span></text:a></text:p>
      <text:p text:style-name="P72"/>
      <text:p text:style-name="P27"/>
      <text:p text:style-name="P24"><text:span text:style-name="T6"><draw:frame draw:style-name="fr1" draw:name="graphics3" text:anchor-type="as-char" svg:width="15.505cm" svg:height="0.053cm" draw:z-index="0"><draw:image xlink:href="Pictures/100002010000024A00000001C38DBD1AEAB508E6.png" xlink:type="simple" xlink:show="embed" xlink:actuate="onLoad"/></draw:frame></text:span><text:span text:style-name="T6"><text:tab/><text:tab/></text:span></text:p>
      <text:p text:style-name="P22"><text:span text:style-name="T2">Organisation: </text:span><text:span text:style-name="T6">Zulip (an open source chatting application)</text:span></text:p>
      <text:p text:style-name="P48"><text:span text:style-name="T2"><text:tab/>Technology: <text:s text:c="3"/></text:span><text:span text:style-name="T6">Android</text:span></text:p>
      <text:p text:style-name="P48"><text:span text:style-name="T6"><text:tab/></text:span><text:span text:style-name="T2">Role: <text:tab/> <text:s text:c="5"/></text:span><text:span text:style-name="T6">Zulip Android app contributor</text:span></text:p>
      <text:p text:style-name="P49"><text:span text:style-name="T6"><text:tab/></text:span><text:span text:style-name="T2">Work brief: <text:s text:c="4"/></text:span><text:span text:style-name="T6">Working as a contributor to the open-source Zulip-android <text:tab/><text:tab/> <text:s text:c="6"/>app.</text:span></text:p>
      <text:p text:style-name="P52"><text:tab/><text:span text:style-name="T24">Link: <text:tab/> <text:s text:c="5"/></text:span><text:a xlink:type="simple" xlink:href="https://github.com/zulip/zulip-android" text:style-name="Internet_20_link" text:visited-style-name="Visited_20_Internet_20_Link"><text:span text:style-name="T35">https://github.com/zulip/zulip-android</text:span></text:a></text:p>
      <text:p text:style-name="P53"><text:tab/></text:p>
      <text:p text:style-name="P31"><text:span text:style-name="T6"><draw:frame draw:style-name="fr1" draw:name="Image1" text:anchor-type="as-char" svg:width="15.505cm" svg:height="0.053cm" draw:z-index="1"><draw:image xlink:href="Pictures/100002010000024A00000001C38DBD1AEAB508E6.png" xlink:type="simple" xlink:show="embed" xlink:actuate="onLoad"/></draw:frame></text:span><text:span text:style-name="T6"><text:tab/><text:tab/></text:span></text:p>
      <text:p text:style-name="P58"><text:span text:style-name="T2">Organisation: </text:span><text:span text:style-name="T6">HotWax Systems Pvt. Ltd.</text:span></text:p>
      <text:p text:style-name="P25"><text:span text:style-name="T2">Technology: <text:s text:c="3"/></text:span><text:span text:style-name="T8">Raspberry Pi, WiFi,</text:span><text:span text:style-name="T3"> </text:span><text:span text:style-name="T6">Android, Retrofit 2.x</text:span></text:p>
      <text:p text:style-name="P25"><text:span text:style-name="T2">Role: <text:tab/> <text:s text:c="3"/></text:span><text:span text:style-name="T8">Intern</text:span></text:p>
      <text:p text:style-name="P29"><text:span text:style-name="T24">Work brief: <text:s text:c="4"/></text:span>Work<text:span text:style-name="T28">ed</text:span> as a Android developer on LabelPrint <text:span text:style-name="T28">and <text:s text:c="9"/><text:tab/>developing business solution using Raspberry Pi and WiFi.</text:span></text:p>
      <text:p text:style-name="P27"/>
      <text:p text:style-name="P17"><text:soft-page-break/><text:span text:style-name="T14">Training &amp; Certification <text:tab/></text:span><text:span text:style-name="T13"><text:tab/><text:tab/><text:tab/><text:tab/><text:tab/><text:tab/><text:tab/><text:tab/></text:span></text:p>
      <text:list xml:id="list2073859058016972549" text:style-name="L2">
        <text:list-header>
          <text:p text:style-name="P60"/>
        </text:list-header>
        <text:list-item>
          <text:p text:style-name="P65"><text:span text:style-name="T6">Done industrial training from </text:span><text:span text:style-name="T2">HotWax Systems, Indore</text:span><text:span text:style-name="T6">.</text:span></text:p>
        </text:list-item>
        <text:list-item>
          <text:p text:style-name="P66"><text:span text:style-name="T6">Pursuing </text:span><text:span text:style-name="T2">Algorithmic Toolbox </text:span><text:span text:style-name="T6">course by University of California, San Diego on Coursera.</text:span></text:p>
        </text:list-item>
        <text:list-item>
          <text:p text:style-name="P67"><text:span text:style-name="T6">Pursuing </text:span><text:span text:style-name="T2">Data Structures</text:span><text:span text:style-name="T6"> course by University of California, San Diego on Coursera.</text:span></text:p>
        </text:list-item>
        <text:list-item>
          <text:p text:style-name="P65"><text:span text:style-name="T6">Completed </text:span><text:span text:style-name="T2">Linux CLI Fundamentals</text:span><text:span text:style-name="T6"> course by Andrew Mallett on Pluralsight.</text:span></text:p>
        </text:list-item>
        <text:list-item>
          <text:p text:style-name="P67"><text:span text:style-name="T6">Completed </text:span><text:span text:style-name="T2">HTML, CSS and JavaScript </text:span><text:span text:style-name="T6">course by Coursera.</text:span></text:p>
        </text:list-item>
        <text:list-item>
          <text:p text:style-name="P66"><text:span text:style-name="T6">Completed </text:span><text:span text:style-name="T2">Applied Computer Science with Android </text:span><text:span text:style-name="T6">course by Google.</text:span></text:p>
        </text:list-item>
        <text:list-item>
          <text:p text:style-name="P66"><text:span text:style-name="T6">Completed </text:span><text:span text:style-name="T2">Android Development</text:span><text:span text:style-name="T6"> course by Internshala.</text:span></text:p>
        </text:list-item>
        <text:list-item>
          <text:p text:style-name="P66"><text:span text:style-name="T6">Completed </text:span><text:span text:style-name="T2">SQL Fundamentals</text:span><text:span text:style-name="T6"> course by SoloLearn.</text:span></text:p>
        </text:list-item>
        <text:list-item>
          <text:p text:style-name="P60">Participated in Lucideus Certified Cyber Security Expert, Grade 1 workshop at IIT-Indore.</text:p>
        </text:list-item>
        <text:list-item>
          <text:p text:style-name="P66"><text:span text:style-name="T6">Pursued training in </text:span><text:span text:style-name="T2">JAVA </text:span><text:span text:style-name="T6">at A</text:span><text:span text:style-name="T7">K</text:span><text:span text:style-name="T6">SOFT Technologies, Dewas. </text:span></text:p>
        </text:list-item>
        <text:list-item>
          <text:p text:style-name="P66"><text:span text:style-name="T6">Pursued training in </text:span><text:span text:style-name="T2">C/C++</text:span><text:span text:style-name="T6"> at A</text:span><text:span text:style-name="T7">K</text:span><text:span text:style-name="T6">SOFT Technologies, Dewas.</text:span></text:p>
          <text:p text:style-name="P60"/>
        </text:list-item>
      </text:list>
      <text:p text:style-name="P23"><text:span text:style-name="T14">Co-Curricular</text:span><text:span text:style-name="T15"><text:tab/><text:tab/><text:tab/><text:tab/><text:tab/><text:tab/><text:tab/><text:tab/><text:tab/><text:tab/><text:tab/></text:span></text:p>
      <text:p text:style-name="P5"/>
      <text:list xml:id="list2066875432751881049" text:style-name="L3">
        <text:list-item>
          <text:p text:style-name="P62">Contributing to <text:span text:style-name="T27">DuckDuckGo</text:span>, an open source <text:span text:style-name="T27">internet browser</text:span>. <text:span text:style-name="T27">As a contributor I worked on their Android app.</text:span></text:p>
        </text:list-item>
        <text:list-item>
          <text:p text:style-name="P61">Contributing to Zulip, an open source group chatting Android application. </text:p>
        </text:list-item>
        <text:list-item>
          <text:p text:style-name="P61">Being West zone regional head, conducted training session for volunteers of MagicBus(an NGO) as a part of the Hour Of Code campaign. </text:p>
        </text:list-item>
        <text:list-item>
          <text:p text:style-name="P61">Campus Ambassador of HackerEarth. </text:p>
        </text:list-item>
        <text:list-item>
          <text:p text:style-name="P61">Founder of CodeChef Campus chapter for our campus. </text:p>
        </text:list-item>
        <text:list-item>
          <text:p text:style-name="P61">Successfully organized Code Manthan 2017(a coding competition) as an event for Annual college tech-fest Spandan.</text:p>
        </text:list-item>
        <text:list-item>
          <text:p text:style-name="P61">Office bearer of Computer Society of India SVVV chapter. </text:p>
        </text:list-item>
        <text:list-item>
          <text:p text:style-name="P61">Volunteer at Gramiksha, an NGO working towards educating poor children. </text:p>
        </text:list-item>
      </text:list>
      <text:p text:style-name="P4"/>
      <text:p text:style-name="P7"/>
      <text:p text:style-name="P23"><text:span text:style-name="T14">Events</text:span><text:span text:style-name="T15"><text:tab/><text:tab/><text:tab/><text:tab/><text:tab/><text:tab/><text:tab/><text:tab/><text:tab/><text:tab/><text:tab/></text:span></text:p>
      <text:list xml:id="list9210797362779796685" text:style-name="L4">
        <text:list-header>
          <text:p text:style-name="P63"/>
        </text:list-header>
        <text:list-item>
          <text:p text:style-name="P63">Being a Event head, successfully organized CODE MANTHAN 2017(a coding competition) under Annual college tech-fest Spandan.</text:p>
        </text:list-item>
        <text:list-item>
          <text:p text:style-name="P63">Being West zone regional head, conducted training session for volunteers of MagicBus(an NGO) as a part of the Hour Of Code campaign. </text:p>
        </text:list-item>
        <text:list-item>
          <text:p text:style-name="P63"><text:soft-page-break/>Member of the Organizing Committee of Navarachanaa, 2016- A National Project Competition organized by Shri Vaishnav Institute of Technology and Science (SVVV).</text:p>
        </text:list-item>
        <text:list-item>
          <text:p text:style-name="P63">Anchor for the Faculty Development Program on Latest Technology trends conducted by TCS.</text:p>
        </text:list-item>
      </text:list>
      <text:p text:style-name="P4"/>
      <text:p text:style-name="P4"/>
      <text:p text:style-name="P4"/>
      <text:p text:style-name="P23"><text:span text:style-name="T14">Personal Data</text:span><text:span text:style-name="T15"><text:tab/><text:tab/><text:tab/><text:tab/><text:tab/><text:tab/><text:tab/><text:tab/><text:tab/></text:span></text:p>
      <text:p text:style-name="P4"/>
      <text:p text:style-name="P6"><text:span text:style-name="T24">Date of Birth</text:span> <text:s text:c="3"/><text:tab/><text:tab/>29-09-1996</text:p>
      <text:p text:style-name="P6"><text:span text:style-name="T24">Sex <text:tab/><text:tab/> <text:s text:c="4"/></text:span><text:s/><text:tab/><text:tab/>Male</text:p>
      <text:p text:style-name="P6"><text:span text:style-name="T24">Nationality <text:s text:c="5"/></text:span><text:s/><text:tab/><text:tab/>Indian</text:p>
      <text:p text:style-name="P6"><text:span text:style-name="T24">Languages<text:tab/> <text:s text:c="4"/></text:span><text:s/><text:tab/>English, Hindi, Gujarati</text:p>
      <text:p text:style-name="P4"/>
      <text:p text:style-name="P4"/>
      <text:p text:style-name="P23"><text:span text:style-name="T14">Family Background</text:span><text:span text:style-name="T15"><text:tab/><text:tab/><text:tab/><text:tab/><text:tab/><text:tab/><text:tab/><text:tab/><text:tab/></text:span></text:p>
      <text:p text:style-name="P4"/>
      <text:p text:style-name="P4"><text:span text:style-name="T24">Father<text:tab/></text:span> Mr. Ashok Maniyar</text:p>
      <text:p text:style-name="P4"><text:tab/><text:tab/> <text:s text:c="4"/>Businessman</text:p>
      <text:p text:style-name="P4"><text:span text:style-name="T24">Mother</text:span> <text:tab/> Mrs. Lata Maniyar</text:p>
      <text:p text:style-name="P4"><text:tab/><text:tab/> <text:s text:c="5"/>Homemaker</text:p>
      <text:p text:style-name="P4"/>
      <text:p text:style-name="P4"/>
      <text:p text:style-name="P21">Personal Skills</text:p>
      <text:list xml:id="list7139745057631225136" text:style-name="L5">
        <text:list-header>
          <text:p text:style-name="P64"/>
        </text:list-header>
        <text:list-item>
          <text:p text:style-name="P64">Confident</text:p>
        </text:list-item>
        <text:list-item>
          <text:p text:style-name="P64">Proactive</text:p>
        </text:list-item>
        <text:list-item>
          <text:p text:style-name="P64">Self motivated</text:p>
        </text:list-item>
        <text:list-item>
          <text:p text:style-name="P64">Self Learner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rn Resume Template</dc:title>
    <meta:creation-date>2017-03-17T12:19:22</meta:creation-date>
    <meta:editing-cycles>23</meta:editing-cycles>
    <meta:editing-duration>PT3H3M31S</meta:editing-duration>
    <dc:description>&lt;p&gt;This &lt;a href="http://www.trendyresumes.com"&gt;Modern Resume Template&lt;/a&gt; is an example of modernism or all those individuals that would like something more fresh for their resume. 
This is free to download, edit, print, email, and distribute under Creative Commmons license.&lt;/p&gt;

&lt;p&gt;See the &lt;a href="http://www.trendyresumes.com/resume-templates/modern-resume-template/"&gt;Premium Modern Resume Template&lt;/a&gt; on trendyresumes.com&lt;/p&gt;

&lt;p&gt;With modern resume you can highlight all your experience, education and skills when applying for a job.&lt;/p&gt;

&lt;p&gt;Category: &lt;a href="http://www.trendyresumes.com/all/resume-templates/"&gt;Resume Templates&lt;/a&gt;&lt;/p&gt;</dc:description>
    <meta:keyword>modern</meta:keyword>
    <meta:keyword>business</meta:keyword>
    <meta:keyword>office; free office templates; free; modern; resume; template;</meta:keyword>
    <dc:subject>Free template from www.trendyresumes.com</dc:subject>
    <meta:generator>LibreOffice/5.1.6.2$Linux_X86_64 LibreOffice_project/10m0$Build-2</meta:generator>
    <meta:initial-creator>Abhay Maniyar</meta:initial-creator>
    <dc:date>2017-08-10T11:49:26.427829819</dc:date>
    <meta:document-statistic meta:table-count="0" meta:image-count="3" meta:object-count="0" meta:page-count="4" meta:paragraph-count="109" meta:word-count="611" meta:character-count="4641" meta:non-whitespace-character-count="3865"/>
    <meta:user-defined meta:name="License">&lt;a href="http://www.trendyresumes.com"&gt;Modern Template&lt;/a&gt;</meta:user-defined>
  </office:meta>
</office:document-meta>
</file>